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y word document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lekha Harrish</meta:initial-creator>
    <dc:creator>Sulekha Harrish</dc:creator>
    <meta:creation-date>2021-10-18T21:42:00Z</meta:creation-date>
    <dc:date>2021-10-18T21:42:00Z</dc:date>
    <meta:template xlink:href="Normal" xlink:type="simple"/>
    <meta:editing-cycles>1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